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3.183cm"/>
    </style:style>
    <style:style style:name="gr2" style:family="graphic" style:parent-style-name="standard">
      <style:graphic-properties draw:fill-color="#ff6666" draw:textarea-horizontal-align="justify" draw:textarea-vertical-align="middle" draw:auto-grow-height="false" fo:min-height="0.576cm" fo:min-width="1.66cm"/>
    </style:style>
    <style:style style:name="gr3" style:family="graphic" style:parent-style-name="standard">
      <style:graphic-properties draw:fill-color="#ff6666" draw:textarea-horizontal-align="justify" draw:textarea-vertical-align="middle" draw:auto-grow-height="false" fo:min-height="0.64cm" fo:min-width="2.23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00cc00" draw:textarea-horizontal-align="justify" draw:textarea-vertical-align="middle" draw:auto-grow-height="false" fo:min-height="0.29cm" fo:min-width="1.207cm"/>
    </style:style>
    <style:style style:name="gr6" style:family="graphic" style:parent-style-name="standard">
      <style:graphic-properties draw:fill-color="#00cc00" draw:textarea-horizontal-align="justify" draw:textarea-vertical-align="middle" draw:auto-grow-height="false" fo:min-height="0.559cm" fo:min-width="1.836cm"/>
    </style:style>
    <style:style style:name="gr7" style:family="graphic" style:parent-style-name="standard">
      <style:graphic-properties draw:fill-color="#00cc00" draw:textarea-horizontal-align="justify" draw:textarea-vertical-align="middle" draw:auto-grow-height="false" fo:min-height="0.29cm" fo:min-width="1.118cm"/>
    </style:style>
    <style:style style:name="gr8" style:family="graphic" style:parent-style-name="standard">
      <style:graphic-properties draw:fill-color="#00cc00" draw:textarea-horizontal-align="justify" draw:textarea-vertical-align="middle" draw:auto-grow-height="false" fo:min-height="0.379cm" fo:min-width="1.387cm"/>
    </style:style>
    <style:style style:name="gr9" style:family="graphic" style:parent-style-name="standard">
      <style:graphic-properties draw:fill-color="#00cc00" draw:textarea-horizontal-align="justify" draw:textarea-vertical-align="middle" draw:auto-grow-height="false" fo:min-height="0.379cm" fo:min-width="0.758cm"/>
    </style:style>
    <style:style style:name="gr10" style:family="graphic" style:parent-style-name="standard">
      <style:graphic-properties draw:fill-color="#00cc00" draw:textarea-horizontal-align="justify" draw:textarea-vertical-align="middle" draw:auto-grow-height="false" fo:min-height="0.559cm" fo:min-width="2.643cm"/>
    </style:style>
    <style:style style:name="gr11" style:family="graphic" style:parent-style-name="standard">
      <style:graphic-properties draw:fill-color="#00cc00" draw:textarea-horizontal-align="justify" draw:textarea-vertical-align="middle" draw:auto-grow-height="false" fo:min-height="0.47cm" fo:min-width="1.745cm"/>
    </style:style>
    <style:style style:name="gr12" style:family="graphic" style:parent-style-name="standard">
      <style:graphic-properties draw:fill-color="#00cc00" draw:textarea-horizontal-align="justify" draw:textarea-vertical-align="middle" draw:auto-grow-height="false" fo:min-height="0.648cm" fo:min-width="2.914cm"/>
    </style:style>
    <style:style style:name="gr13" style:family="graphic" style:parent-style-name="standard">
      <style:graphic-properties draw:fill-color="#00cc00" draw:textarea-horizontal-align="justify" draw:textarea-vertical-align="middle" draw:auto-grow-height="false" fo:min-height="0.47cm" fo:min-width="0.758cm"/>
    </style:style>
    <style:style style:name="gr14" style:family="graphic" style:parent-style-name="standard">
      <style:graphic-properties draw:fill-color="#00cc00" draw:textarea-horizontal-align="justify" draw:textarea-vertical-align="middle" draw:auto-grow-height="false" fo:min-height="0.47cm" fo:min-width="2.016cm"/>
    </style:style>
    <style:style style:name="gr15" style:family="graphic" style:parent-style-name="standard">
      <style:graphic-properties draw:fill-color="#00cc00" draw:textarea-horizontal-align="justify" draw:textarea-vertical-align="middle" draw:auto-grow-height="false" fo:min-height="0.47cm" fo:min-width="2.554cm"/>
    </style:style>
    <style:style style:name="gr16" style:family="graphic" style:parent-style-name="standard">
      <style:graphic-properties draw:fill-color="#00cc00" draw:textarea-horizontal-align="justify" draw:textarea-vertical-align="middle" draw:auto-grow-height="false" fo:min-height="0.47cm" fo:min-width="1.296cm"/>
    </style:style>
    <style:style style:name="gr1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666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683cm" svg:height="1.27cm" svg:x="4.302cm" svg:y="5.572cm">
          <text:p text:style-name="P1">Products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683cm" svg:height="1.27cm" svg:x="4.048cm" svg:y="12.43cm">
          <text:p text:style-name="P1">Store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683cm" svg:height="1.27cm" svg:x="20.431cm" svg:y="10.906cm">
          <text:p text:style-name="P1">Employee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318cm" svg:height="1.651cm" svg:x="3.667cm" svg:y="8.493cm">
          <text:p text:style-name="P1">Inventor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4" draw:id="id4" draw:layer="layout" svg:width="5.461cm" svg:height="1.778cm" svg:x="11.414cm" svg:y="11.541cm">
          <text:p text:style-name="P1">Employ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curve" svg:x1="6.143cm" svg:y1="6.842cm" svg:x2="5.826cm" svg:y2="8.493cm" draw:start-shape="id1" draw:start-glue-point="2" draw:end-shape="id2" draw:end-glue-point="4" svg:d="M6143 6842c0 1237-317 412-317 1651" svg:viewBox="0 0 318 1652">
          <text:p/>
        </draw:connector>
        <draw:connector draw:style-name="gr4" draw:text-style-name="P3" draw:layer="layout" draw:type="curve" svg:x1="5.826cm" svg:y1="10.144cm" svg:x2="5.889cm" svg:y2="12.43cm" draw:start-shape="id2" draw:start-glue-point="6" draw:end-shape="id3" draw:end-glue-point="0" svg:d="M5826 10144c0 1714 63 572 63 2286" svg:viewBox="0 0 64 2287">
          <text:p/>
        </draw:connector>
        <draw:connector draw:style-name="gr4" draw:text-style-name="P3" draw:layer="layout" draw:type="curve" svg:x1="11.414cm" svg:y1="12.43cm" svg:x2="7.731cm" svg:y2="13.065cm" draw:start-shape="id4" draw:start-glue-point="5" draw:end-shape="id3" draw:end-glue-point="1" svg:d="M11414 12430c-2763 0-922 635-3683 635" svg:viewBox="0 0 3684 636">
          <text:p/>
        </draw:connector>
        <draw:connector draw:style-name="gr4" draw:text-style-name="P3" draw:layer="layout" draw:type="curve" svg:x1="16.875cm" svg:y1="12.43cm" svg:x2="20.431cm" svg:y2="11.541cm" draw:start-shape="id4" draw:start-glue-point="7" draw:end-shape="id5" draw:end-glue-point="3" svg:d="M16875 12430c2667 0 889-889 3556-889" svg:viewBox="0 0 3557 890">
          <text:p/>
        </draw:connector>
        <draw:custom-shape draw:style-name="gr5" draw:text-style-name="P4" xml:id="id18" draw:id="id18" draw:layer="layout" svg:width="2.413cm" svg:height="0.762cm" svg:x="8.366cm" svg:y="8.239cm">
          <text:p text:style-name="P1">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7" draw:id="id7" draw:layer="layout" svg:width="3.302cm" svg:height="1.143cm" svg:x="6.969cm" svg:y="2.778cm">
          <text:p text:style-name="P1">Product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6" draw:id="id6" draw:layer="layout" svg:width="2.286cm" svg:height="0.762cm" svg:x="3.159cm" svg:y="3.159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8" draw:id="id8" draw:layer="layout" svg:width="2.667cm" svg:height="0.889cm" svg:x="8.239cm" svg:y="9.509cm">
          <text:p text:style-name="P1">Nu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9" draw:id="id9" draw:layer="layout" svg:width="1.778cm" svg:height="0.889cm" svg:x="3.159cm" svg:y="14.843cm">
          <text:p text:style-name="P1">C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10" draw:id="id10" draw:layer="layout" svg:width="4.445cm" svg:height="1.143cm" svg:x="6.842cm" svg:y="14.716cm">
          <text:p text:style-name="P1">Street Add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1" draw:id="id11" draw:layer="layout" svg:width="3.175cm" svg:height="1.016cm" svg:x="6.207cm" svg:y="16.24cm">
          <text:p text:style-name="P1">Zip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2" draw:id="id12" draw:layer="layout" svg:width="4.826cm" svg:height="1.27cm" svg:x="1.127cm" svg:y="16.24cm">
          <text:p text:style-name="P1">Phone Nu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13" draw:id="id13" draw:layer="layout" svg:width="1.778cm" svg:height="1.016cm" svg:x="13.319cm" svg:y="9.382cm">
          <text:p text:style-name="P1">Ro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5" draw:id="id15" draw:layer="layout" svg:width="3.556cm" svg:height="1.016cm" svg:x="18.526cm" svg:y="13.192cm">
          <text:p text:style-name="P1">First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6" draw:id="id16" draw:layer="layout" svg:width="3.556cm" svg:height="1.016cm" svg:x="22.844cm" svg:y="13.319cm">
          <text:p text:style-name="P1">Last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17" draw:id="id17" draw:layer="layout" svg:width="4.318cm" svg:height="1.016cm" svg:x="20.05cm" svg:y="9.382cm">
          <text:p text:style-name="P1">Employee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xml:id="id14" draw:id="id14" draw:layer="layout" svg:width="2.54cm" svg:height="1.016cm" svg:x="12.938cm" svg:y="14.081cm">
          <text:p text:style-name="P1">Sala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5.111cm" svg:y1="3.81cm" svg:x2="6.143cm" svg:y2="5.572cm" draw:start-shape="id6" draw:start-glue-point="9" draw:end-shape="id1" svg:d="M5111 3810c0 1405 1032 525 1032 1762" svg:viewBox="0 0 1033 1763">
          <text:p/>
        </draw:connector>
        <draw:connector draw:style-name="gr4" draw:text-style-name="P3" draw:layer="layout" draw:type="curve" svg:x1="7.452cm" svg:y1="3.754cm" svg:x2="6.143cm" svg:y2="5.572cm" draw:start-shape="id7" draw:start-glue-point="7" draw:end-shape="id1" svg:d="M7452 3754c0 1489-1309 581-1309 1818" svg:viewBox="0 0 1310 1819">
          <text:p/>
        </draw:connector>
        <draw:connector draw:style-name="gr17" draw:text-style-name="P3" draw:layer="layout" draw:type="curve" svg:x1="8.239cm" svg:y1="9.953cm" svg:x2="7.985cm" svg:y2="9.319cm" draw:start-shape="id8" draw:start-glue-point="6" draw:end-shape="id2" draw:end-glue-point="7" svg:d="M8239 9953c-190 0-64-634-254-634" svg:viewBox="0 0 255 635">
          <text:p text:style-name="P1"/>
        </draw:connector>
        <draw:connector draw:style-name="gr4" draw:text-style-name="P3" draw:layer="layout" draw:type="curve" svg:x1="4.677cm" svg:y1="14.973cm" svg:x2="5.889cm" svg:y2="13.7cm" draw:start-shape="id9" draw:start-glue-point="11" draw:end-shape="id3" draw:end-glue-point="2" svg:d="M4677 14973c0-1053 1212-417 1212-1273" svg:viewBox="0 0 1213 1274">
          <text:p/>
        </draw:connector>
        <draw:connector draw:style-name="gr4" draw:text-style-name="P3" draw:layer="layout" draw:type="curve" svg:x1="7.493cm" svg:y1="14.883cm" svg:x2="5.889cm" svg:y2="13.7cm" draw:start-shape="id10" draw:start-glue-point="5" draw:end-shape="id3" draw:end-glue-point="2" svg:d="M7493 14883c0-1012-1604-421-1604-1183" svg:viewBox="0 0 1605 1184">
          <text:p/>
        </draw:connector>
        <draw:connector draw:style-name="gr4" draw:text-style-name="P3" draw:layer="layout" draw:type="curve" svg:x1="6.672cm" svg:y1="16.388cm" svg:x2="5.889cm" svg:y2="13.7cm" draw:start-shape="id11" draw:start-glue-point="5" draw:end-shape="id3" draw:end-glue-point="2" svg:d="M6672 16388c0-2127-783-783-783-2688" svg:viewBox="0 0 784 2689">
          <text:p/>
        </draw:connector>
        <draw:connector draw:style-name="gr4" draw:text-style-name="P3" draw:layer="layout" draw:type="curve" svg:x1="5.247cm" svg:y1="16.426cm" svg:x2="5.889cm" svg:y2="13.7cm" draw:start-shape="id12" draw:start-glue-point="11" draw:end-shape="id3" draw:end-glue-point="2" svg:d="M5247 16426c0-2184 642-821 642-2726" svg:viewBox="0 0 643 2727">
          <text:p/>
        </draw:connector>
        <draw:connector draw:style-name="gr4" draw:text-style-name="P3" draw:layer="layout" draw:type="curve" svg:x1="14.208cm" svg:y1="10.398cm" svg:x2="14.145cm" svg:y2="11.541cm" draw:start-shape="id13" draw:start-glue-point="8" draw:end-shape="id4" draw:end-glue-point="4" svg:d="M14208 10398c0 858-63 287-63 1143" svg:viewBox="0 0 64 1144">
          <text:p/>
        </draw:connector>
        <draw:connector draw:style-name="gr4" draw:text-style-name="P3" draw:layer="layout" draw:type="curve" svg:x1="14.208cm" svg:y1="14.081cm" svg:x2="14.145cm" svg:y2="13.319cm" draw:start-shape="id14" draw:start-glue-point="4" draw:end-shape="id4" draw:end-glue-point="6" svg:d="M14208 14081c0-570-63-189-63-762" svg:viewBox="0 0 64 763">
          <text:p/>
        </draw:connector>
        <draw:connector draw:style-name="gr4" draw:text-style-name="P3" draw:layer="layout" draw:type="curve" svg:x1="21.562cm" svg:y1="13.34cm" svg:x2="22.272cm" svg:y2="12.176cm" draw:start-shape="id15" draw:start-glue-point="11" draw:end-shape="id5" draw:end-glue-point="2" svg:d="M21562 13340c0-984 710-402 710-1164" svg:viewBox="0 0 711 1165">
          <text:p/>
        </draw:connector>
        <draw:connector draw:style-name="gr4" draw:text-style-name="P3" draw:layer="layout" draw:type="curve" svg:x1="23.364cm" svg:y1="13.467cm" svg:x2="22.272cm" svg:y2="12.176cm" draw:start-shape="id16" draw:start-glue-point="5" draw:end-shape="id5" draw:end-glue-point="2" svg:d="M23364 13467c0-1078-1092-433-1092-1291" svg:viewBox="0 0 1093 1292">
          <text:p/>
        </draw:connector>
        <draw:connector draw:style-name="gr4" draw:text-style-name="P3" draw:layer="layout" draw:type="curve" svg:x1="22.209cm" svg:y1="10.398cm" svg:x2="22.272cm" svg:y2="10.906cm" draw:start-shape="id17" draw:start-glue-point="8" draw:end-shape="id5" draw:end-glue-point="0" svg:d="M22209 10398c0 382 63 129 63 508" svg:viewBox="0 0 64 509">
          <text:p/>
        </draw:connector>
        <draw:connector draw:style-name="gr4" draw:text-style-name="P3" draw:layer="layout" draw:type="curve" svg:x1="7.985cm" svg:y1="9.319cm" svg:x2="8.366cm" svg:y2="8.62cm" draw:start-shape="id2" draw:start-glue-point="7" draw:end-shape="id18" draw:end-glue-point="6" svg:d="M7985 9319c286 0 96-699 381-699" svg:viewBox="0 0 382 7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0T22:36:01.802182944</meta:creation-date>
    <dc:date>2017-03-20T22:56:57.544036012</dc:date>
    <meta:editing-duration>PT24S</meta:editing-duration>
    <meta:editing-cycles>1</meta:editing-cycles>
    <meta:document-statistic meta:object-count="35"/>
    <meta:generator>LibreOffice/5.1.6.2$Linux_X86_64 LibreOffice_project/10m0$Build-2</meta:generator>
  </office:meta>
</office:document-meta>
</file>